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utline of boot loader</text:h>
      <text:p text:style-name="Standard">The main point of this is to be able to upgrade module software without having to send it back to the maker to be re-programmed.</text:p>
      <text:p text:style-name="Standard"/>
      <text:p text:style-name="Standard">If there is a valid program loaded then the boot <text:s/>loader enters the program.</text:p>
      <text:p text:style-name="Standard"/>
      <text:p text:style-name="Standard">If there is no valid program loaded, then it executes its own main loop, performing anything that may be relevant to a node which can't do anything. This includes read block, write block, and setting the node ID alias as well as the loader function. </text:p>
      <text:p text:style-name="Standard"/>
      <text:p text:style-name="Standard">It can cope with an error or power failure during re-programming, but not with loading a faulty program.</text:p>
      <text:p text:style-name="Standard"/>
      <text:p text:style-name="Standard">Due to the way the compiler and linker work now, and may work in the future, it's not easy to control which parts of ram will be used. Therefore, it's not easy to reliably use any code in two separate programs without risk of corrupting the others ram, or having to reserve a large block of ram for the loader.</text:p>
      <text:p text:style-name="Standard"/>
      <text:p text:style-name="Standard">The PIC ECAN transmits the highest buffer number first, so packets will not be sent in order. The receiver needs to allow for data bytes to be out of order. </text:p>
      <text:p text:style-name="Standard"/>
      <text:p text:style-name="Standard">The MPLAB IDE always erases the device before programming it. So its not easy to get the loader and application in the same device for debugging.</text:p>
      <text:p text:style-name="Standard"/>
      <text:h text:style-name="Heading_20_3" text:outline-level="3">Upgrading the boot loader</text:h>
      <text:p text:style-name="Text_20_body">If the boot loader needs to be upgraded, then the way to do this is to install temporary module software which can do the upgrade and contains the new boot loader.</text:p>
      <text:p text:style-name="Text_20_body">The user would need to save any configuration information. Install and run the boot loader upgrade program. And then restore the saved configuration information.</text:p>
      <text:p text:style-name="Text_20_body">This software needs to erase and copy down the new boot loader over writing the old boot loader, <text:s/>and then erase its start information so it only runs once.</text:p>
      <text:p text:style-name="Text_20_body">Any power failure or reset during this period <text:s/>would mean the module would need to be re-programmed using the ICSP connector.</text:p>
      <text:h text:style-name="Heading_20_3" text:outline-level="3">Versions</text:h>
      <text:p text:style-name="Standard">There are 3 version of the boot loader. All modules could use the ECAN interface version of the boot loader. However, it makes more sense for the USB or RS232 modules to use a version that can be upgraded over the USB or RS232 interface.</text:p>
      <text:p text:style-name="Standard"/>
      <text:h text:style-name="Heading_20_3" text:outline-level="3">Boot Memory Layout</text:h>
      <text:p text:style-name="Standard">0x0000, reset checks for valid module code and jumps 0x1000.</text:p>
      <text:p text:style-name="Standard">0x0008, hp interrupt, jumps to 0x1008</text:p>
      <text:p text:style-name="Standard">0x0018, lp interrupt, jumps to 0x1018</text:p>
      <text:p text:style-name="Standard">0x0030, jump to loader, used by module code to load a new module.</text:p>
      <text:p text:style-name="Standard">0x0040, 6 byte globally unique node ID, 6 byte random seed, 2 byte node ID alias, 50 bytes empty</text:p>
      <text:p text:style-name="Standard"><text:soft-page-break/>0x0080, 64 byte block identification string assigned by the user</text:p>
      <text:p text:style-name="Standard"/>
      <text:h text:style-name="Heading_20_3" text:outline-level="3">Module Memory Layout</text:h>
      <text:p text:style-name="Standard">Currently the boot loader is just under 4k bytes, so actual programs start at 0x1000 instead of 0x0000.</text:p>
      <text:p text:style-name="Standard"/>
      <text:p text:style-name="Standard">program baseaddress = 0x1000</text:p>
      <text:p text:style-name="Standard"/>
      <text:p text:style-name="Standard">baseaddress+0x0000, redirected reset</text:p>
      <text:p text:style-name="Standard">baseaddress+0x0008, redirected hp interrupt</text:p>
      <text:p text:style-name="Standard">baseaddress+0x0018, redirected lp interrupt</text:p>
      <text:p text:style-name="Standard">baseaddress+0x0027, valid program loaded flag, 0xFF=no program, 0x00=valid program</text:p>
      <text:p text:style-name="Standard"/>
      <text:p text:style-name="Standard">Note. In C18, 16 and 32 bit (2 and 4 byte) data are stored low byte first.</text:p>
      <text:p text:style-name="Standard"/>
      <text:h text:style-name="Heading_20_3" text:outline-level="3">Program loader</text:h>
      <text:p text:style-name="Standard">On the PC get the hex code file name and node ID alias for the download.</text:p>
      <text:p text:style-name="Standard">Read the info block from the hex code file, (last line of the file).</text:p>
      <text:p text:style-name="Standard">Read info blocks from the module, readable module type string and user defined string.</text:p>
      <text:p text:style-name="Standard">Warn the user by displaying all 3 strings, with an option to cancel.</text:p>
      <text:p text:style-name="Standard"/>
      <text:p text:style-name="Standard">Send software download start packet.</text:p>
      <text:p text:style-name="Standard">The running program should stop in a graceful way, and enter the boot loader.</text:p>
      <text:p text:style-name="Standard">The program download in 64 byte blocks. The first block downloaded will be the virtual vector block with the valid program loaded flag set to 0xFF.</text:p>
      <text:p text:style-name="Standard"/>
      <text:p text:style-name="Standard">Each 64 byte block has 12 packets. The block address packet, 10 data packets with up to 7 bytes per packet. After writing the block the loader sends an ACK packet.</text:p>
      <text:p text:style-name="Standard"/>
      <text:p text:style-name="Standard">If all the blocks have been sent OK, send a restart packet. The restart will zero the valid program loaded flag (0xFF -&gt; 0x00 does not actually need an erase) and restart the program.</text:p>
      <text:p text:style-name="Standard"/>
      <text:p text:style-name="Standard">Failure at any point will leave the valid program loaded flag at 0xFF, so it will not be run on the next restart.</text:p>
      <text:p text:style-name="Standard"/>
      <text:h text:style-name="Heading_20_3" text:outline-level="3">Memory Operations</text:h>
      <text:p text:style-name="Text_20_body"/>
      <text:p text:style-name="Text_20_body">All operations use the memory transfer datagram protocol. Space FF is the XML file, space FE is program memory. The boot loader has a simple XML file for the user location string and node number.</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24T11:51:01.12</meta:creation-date>
    <dc:date>2011-07-19T11:56:46.10</dc:date>
    <meta:editing-duration>PT26M43S</meta:editing-duration>
    <meta:editing-cycles>3</meta:editing-cycles>
    <meta:generator>OpenOffice.org/3.3$Win32 OpenOffice.org_project/330m20$Build-9567</meta:generator>
    <meta:document-statistic meta:table-count="0" meta:image-count="0" meta:object-count="0" meta:page-count="2" meta:paragraph-count="43" meta:word-count="735" meta:character-count="4112"/>
    <dc:creator>Mike </dc:creator>
  </office:meta>
</office:document-meta>
</file>